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35c" officeooo:paragraph-rsid="0018a35c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a35c" officeooo:paragraph-rsid="00624969" style:font-weight-asian="bold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18a35c" officeooo:paragraph-rsid="0023610c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18a35c" officeooo:paragraph-rsid="0018a35c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23610c" officeooo:paragraph-rsid="0023610c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style:text-underline-style="solid" style:text-underline-width="auto" style:text-underline-color="font-color" fo:font-weight="bold" officeooo:rsid="003c9751" officeooo:paragraph-rsid="003c9751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bold" officeooo:rsid="007d244d" officeooo:paragraph-rsid="007d244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officeooo:rsid="00959151" officeooo:paragraph-rsid="00959151" style:font-size-asian="18pt" style:font-weight-asian="bold" style:font-size-complex="18pt" style:font-weight-complex="bold"/>
    </style:style>
    <style:style style:name="P9" style:family="paragraph" style:parent-style-name="Standard">
      <style:text-properties style:text-underline-style="none" fo:font-weight="normal" officeooo:rsid="001987e8" officeooo:paragraph-rsid="001987e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ccc83" officeooo:paragraph-rsid="001ccc8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4fba3f" officeooo:paragraph-rsid="004fba3f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55b2b9" officeooo:paragraph-rsid="0055b2b9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66dbce" officeooo:paragraph-rsid="0066dbce" style:font-weight-asian="normal" style:font-weight-complex="normal"/>
    </style:style>
    <style:style style:name="P14" style:family="paragraph" style:parent-style-name="Standard">
      <style:text-properties fo:font-size="12pt" style:text-underline-style="none" fo:font-weight="normal" officeooo:rsid="0025194a" officeooo:paragraph-rsid="0025194a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416ee4" officeooo:paragraph-rsid="00416ee4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416ee4" officeooo:paragraph-rsid="006bb993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416ee4" officeooo:paragraph-rsid="007d244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416ee4" officeooo:paragraph-rsid="00959151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46ce3d" officeooo:paragraph-rsid="0046ce3d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7d244d" officeooo:paragraph-rsid="007d244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80efe4" officeooo:paragraph-rsid="0080efe4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81f2fe" officeooo:paragraph-rsid="0081f2fe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84010e" officeooo:paragraph-rsid="0084010e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8812a3" officeooo:paragraph-rsid="008812a3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89f9ba" officeooo:paragraph-rsid="0089f9ba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bold" officeooo:rsid="00416ee4" officeooo:paragraph-rsid="007d244d" style:font-size-asian="10.5pt" style:font-weight-asian="bold" style:font-size-complex="12pt" style:font-weight-complex="bold"/>
    </style:style>
    <style:style style:name="P27" style:family="paragraph" style:parent-style-name="Standard">
      <style:text-properties fo:font-size="12pt" style:text-underline-style="none" fo:font-weight="bold" officeooo:rsid="00416ee4" officeooo:paragraph-rsid="006ccedd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style:text-underline-style="none" fo:font-weight="bold" officeooo:rsid="00416ee4" officeooo:paragraph-rsid="00416ee4" style:font-size-asian="10.5pt" style:font-weight-asian="bold" style:font-size-complex="12pt" style:font-weight-complex="bold"/>
    </style:style>
    <style:style style:name="P29" style:family="paragraph" style:parent-style-name="Standard">
      <style:text-properties officeooo:rsid="0063655a" officeooo:paragraph-rsid="0063655a"/>
    </style:style>
    <style:style style:name="P30" style:family="paragraph" style:parent-style-name="Standard">
      <style:text-properties officeooo:rsid="00636c02" officeooo:paragraph-rsid="00636c02"/>
    </style:style>
    <style:style style:name="P31" style:family="paragraph" style:parent-style-name="Standard">
      <style:text-properties officeooo:rsid="00636c02" officeooo:paragraph-rsid="00666dd7"/>
    </style:style>
    <style:style style:name="P32" style:family="paragraph" style:parent-style-name="Standard">
      <style:text-properties officeooo:rsid="00928fc8" officeooo:paragraph-rsid="00928fc8"/>
    </style:style>
    <style:style style:name="P33" style:family="paragraph" style:parent-style-name="Standard">
      <style:text-properties officeooo:rsid="00959151" officeooo:paragraph-rsid="00959151"/>
    </style:style>
    <style:style style:name="P34" style:family="paragraph" style:parent-style-name="Standard">
      <style:text-properties fo:font-size="16pt" style:text-underline-style="solid" style:text-underline-width="auto" style:text-underline-color="font-color" fo:font-weight="bold" officeooo:rsid="0042ef00" officeooo:paragraph-rsid="0042ef00" style:font-size-asian="16pt" style:font-weight-asian="bold" style:font-size-complex="16pt" style:font-weight-complex="bold"/>
    </style:style>
    <style:style style:name="P35" style:family="paragraph" style:parent-style-name="Standard">
      <style:text-properties fo:font-size="16pt" style:text-underline-style="solid" style:text-underline-width="auto" style:text-underline-color="font-color" fo:font-weight="bold" officeooo:rsid="004d00ef" officeooo:paragraph-rsid="004d00ef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style:text-underline-style="solid" style:text-underline-width="auto" style:text-underline-color="font-color" fo:font-weight="bold" officeooo:rsid="00624969" officeooo:paragraph-rsid="00624969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style:text-underline-style="solid" style:text-underline-width="auto" style:text-underline-color="font-color" fo:font-weight="bold" officeooo:rsid="00a61643" officeooo:paragraph-rsid="00a61643" style:font-size-asian="14pt" style:font-weight-asian="bold" style:font-size-complex="16pt" style:font-weight-complex="bold"/>
    </style:style>
    <style:style style:name="P38" style:family="paragraph" style:parent-style-name="Standard">
      <style:text-properties fo:font-size="16pt" style:text-underline-style="solid" style:text-underline-width="auto" style:text-underline-color="font-color" fo:font-weight="bold" officeooo:rsid="00ad3a54" officeooo:paragraph-rsid="00ad3a54" style:font-size-asian="14pt" style:font-weight-asian="bold" style:font-size-complex="16pt" style:font-weight-complex="bold"/>
    </style:style>
    <style:style style:name="P39" style:family="paragraph" style:parent-style-name="Standard">
      <style:text-properties fo:font-weight="bold" officeooo:rsid="00a4f419" officeooo:paragraph-rsid="00a4f419" style:font-weight-asian="bold" style:font-weight-complex="bold"/>
    </style:style>
    <style:style style:name="P40" style:family="paragraph" style:parent-style-name="Standard">
      <style:text-properties fo:font-weight="bold" officeooo:rsid="00a61643" officeooo:paragraph-rsid="00a61643" style:font-weight-asian="bold" style:font-weight-complex="bold"/>
    </style:style>
    <style:style style:name="P41" style:family="paragraph" style:parent-style-name="Standard">
      <style:text-properties officeooo:rsid="00a61643" officeooo:paragraph-rsid="00a61643"/>
    </style:style>
    <style:style style:name="P42" style:family="paragraph" style:parent-style-name="Standard">
      <style:text-properties officeooo:rsid="00a61643" officeooo:paragraph-rsid="00af74e7"/>
    </style:style>
    <style:style style:name="P43" style:family="paragraph" style:parent-style-name="Standard">
      <style:text-properties officeooo:rsid="00ad3a54" officeooo:paragraph-rsid="00ad3a54"/>
    </style:style>
    <style:style style:name="P44" style:family="paragraph" style:parent-style-name="Standard">
      <style:text-properties officeooo:rsid="00ae89ca" officeooo:paragraph-rsid="00ae89ca"/>
    </style:style>
    <style:style style:name="P45" style:family="paragraph" style:parent-style-name="Standard">
      <style:text-properties officeooo:rsid="00af74e7" officeooo:paragraph-rsid="00af74e7"/>
    </style:style>
    <style:style style:name="P46" style:family="paragraph" style:parent-style-name="Standard">
      <style:text-properties officeooo:rsid="00c3a9cb" officeooo:paragraph-rsid="00c3a9cb"/>
    </style:style>
    <style:style style:name="P47" style:family="paragraph" style:parent-style-name="Standard">
      <style:text-properties fo:font-size="14pt" fo:font-weight="bold" officeooo:rsid="00d096b1" officeooo:paragraph-rsid="00d096b1" style:font-size-asian="12.25pt" style:font-weight-asian="bold" style:font-size-complex="14pt" style:font-weight-complex="bold"/>
    </style:style>
    <style:style style:name="P48" style:family="paragraph" style:parent-style-name="Standard">
      <style:text-properties officeooo:rsid="00d2792b" officeooo:paragraph-rsid="00d2792b"/>
    </style:style>
    <style:style style:name="P49" style:family="paragraph" style:parent-style-name="Standard">
      <style:text-properties officeooo:rsid="00d2792b" officeooo:paragraph-rsid="00d62ef1"/>
    </style:style>
    <style:style style:name="P50" style:family="paragraph" style:parent-style-name="Standard">
      <style:text-properties style:text-position="0% 100%" style:font-name="Liberation Serif" officeooo:rsid="00ae89ca" officeooo:paragraph-rsid="00ae89ca"/>
    </style:style>
    <style:style style:name="P51" style:family="paragraph" style:parent-style-name="Standard">
      <style:text-properties style:text-position="0% 100%" style:font-name="Liberation Serif1" officeooo:rsid="00af74e7" officeooo:paragraph-rsid="00af74e7"/>
    </style:style>
    <style:style style:name="P52" style:family="paragraph" style:parent-style-name="Standard">
      <style:text-properties style:text-position="0% 100%" style:font-name="Liberation Serif1" officeooo:rsid="00c5516b" officeooo:paragraph-rsid="00c3a9cb"/>
    </style:style>
    <style:style style:name="P53" style:family="paragraph" style:parent-style-name="Standard">
      <style:text-properties style:text-position="0% 100%" style:font-name="Liberation Serif1" fo:font-weight="bold" officeooo:rsid="00c5516b" officeooo:paragraph-rsid="00c3a9cb" style:font-weight-asian="bold" style:font-weight-complex="bold"/>
    </style:style>
    <style:style style:name="P54" style:family="paragraph" style:parent-style-name="Standard">
      <style:text-properties style:text-position="0% 100%" style:font-name="Liberation Serif1" fo:font-size="20pt" fo:font-style="italic" style:text-underline-style="solid" style:text-underline-width="auto" style:text-underline-color="font-color" fo:font-weight="bold" officeooo:rsid="00d096b1" officeooo:paragraph-rsid="00d096b1" style:font-size-asian="20pt" style:font-style-asian="italic" style:font-weight-asian="bold" style:font-size-complex="20pt" style:font-style-complex="italic" style:font-weight-complex="bold"/>
    </style:style>
    <style:style style:name="P55" style:family="paragraph" style:parent-style-name="Standard">
      <style:text-properties style:text-position="0% 100%" style:font-name="Liberation Serif1" fo:font-size="14pt" fo:font-weight="bold" officeooo:rsid="00d6c123" officeooo:paragraph-rsid="00d6c123" style:font-size-asian="12.25pt" style:font-weight-asian="bold" style:font-size-complex="14pt" style:font-weight-complex="bold"/>
    </style:style>
    <style:style style:name="P56" style:family="paragraph" style:parent-style-name="Standard">
      <style:text-properties style:text-position="0% 100%" style:font-name="Liberation Serif1" fo:font-size="14pt" fo:font-weight="bold" officeooo:rsid="00d6c123" officeooo:paragraph-rsid="00e730e8" style:font-size-asian="12.25pt" style:font-weight-asian="bold" style:font-size-complex="14pt" style:font-weight-complex="bold"/>
    </style:style>
    <style:style style:name="P57" style:family="paragraph" style:parent-style-name="Standard">
      <style:text-properties style:text-position="0% 100%" style:font-name="Liberation Serif1" fo:font-size="14pt" fo:font-weight="bold" officeooo:rsid="00e12c94" officeooo:paragraph-rsid="00e730e8" style:font-size-asian="12.25pt" style:font-weight-asian="bold" style:font-size-complex="14pt" style:font-weight-complex="bold"/>
    </style:style>
    <style:style style:name="P58" style:family="paragraph" style:parent-style-name="Standard">
      <style:text-properties style:text-position="0% 100%" style:font-name="Liberation Serif1" fo:font-size="14pt" fo:font-weight="bold" officeooo:rsid="00e730e8" officeooo:paragraph-rsid="00e730e8" style:font-size-asian="12.25pt" style:font-weight-asian="bold" style:font-size-complex="14pt" style:font-weight-complex="bold"/>
    </style:style>
    <style:style style:name="P59" style:family="paragraph" style:parent-style-name="Standard">
      <style:text-properties style:text-position="0% 100%" style:font-name="Liberation Serif1" fo:font-size="12pt" fo:font-weight="normal" officeooo:rsid="00d6c123" officeooo:paragraph-rsid="00d6c123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text-properties fo:font-size="12pt" style:text-underline-style="none" fo:font-weight="normal" officeooo:rsid="0046ce3d" officeooo:paragraph-rsid="0046ce3d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text-properties fo:font-size="12pt" style:text-underline-style="none" fo:font-weight="normal" officeooo:rsid="00a4f419" officeooo:paragraph-rsid="00a4f419" style:font-size-asian="10.5pt" style:font-weight-asian="normal" style:font-size-complex="12pt" style:font-weight-complex="normal"/>
    </style:style>
    <style:style style:name="P62" style:family="paragraph" style:parent-style-name="Standard" style:list-style-name="L4">
      <style:text-properties fo:font-size="12pt" fo:font-weight="normal" officeooo:rsid="00d9d7c1" officeooo:paragraph-rsid="00d9d7c1" style:font-size-asian="10.5pt" style:font-weight-asian="normal" style:font-size-complex="12pt" style:font-weight-complex="normal"/>
    </style:style>
    <style:style style:name="P63" style:family="paragraph" style:parent-style-name="Standard" style:list-style-name="L4">
      <style:text-properties fo:font-size="12pt" fo:font-weight="normal" officeooo:rsid="00dc1397" officeooo:paragraph-rsid="00dc1397" style:font-size-asian="10.5pt" style:font-weight-asian="normal" style:font-size-complex="12pt" style:font-weight-complex="normal"/>
    </style:style>
    <style:style style:name="P64" style:family="paragraph" style:parent-style-name="Standard" style:list-style-name="L2">
      <style:text-properties style:text-underline-style="none" fo:font-weight="normal" officeooo:rsid="004fba3f" officeooo:paragraph-rsid="004fba3f" style:font-weight-asian="normal" style:font-weight-complex="normal"/>
    </style:style>
    <style:style style:name="P65" style:family="paragraph" style:parent-style-name="Standard" style:list-style-name="L3">
      <style:text-properties officeooo:rsid="00a4f419" officeooo:paragraph-rsid="00a4f419"/>
    </style:style>
    <style:style style:name="P66" style:family="paragraph" style:parent-style-name="Standard" style:list-style-name="L3">
      <style:text-properties fo:font-weight="normal" officeooo:rsid="00a4f419" officeooo:paragraph-rsid="00a4f419" style:font-weight-asian="normal" style:font-weight-complex="normal"/>
    </style:style>
    <style:style style:name="P67" style:family="paragraph" style:parent-style-name="Standard" style:list-style-name="L3">
      <style:text-properties fo:font-weight="bold" officeooo:rsid="00a4f419" officeooo:paragraph-rsid="00a4f419" style:font-weight-asian="bold" style:font-weight-complex="bold"/>
    </style:style>
    <style:style style:name="P68" style:family="paragraph" style:parent-style-name="Standard" style:list-style-name="L4">
      <style:text-properties style:text-position="0% 100%" style:font-name="Liberation Serif1" fo:font-size="12pt" fo:font-weight="normal" officeooo:rsid="00e12c94" officeooo:paragraph-rsid="00e12c94" style:font-size-asian="10.5pt" style:font-weight-asian="normal" style:font-size-complex="12pt" style:font-weight-complex="normal"/>
    </style:style>
    <style:style style:name="T1" style:family="text">
      <style:text-properties officeooo:rsid="002241d8"/>
    </style:style>
    <style:style style:name="T2" style:family="text">
      <style:text-properties officeooo:rsid="00262d5e"/>
    </style:style>
    <style:style style:name="T3" style:family="text">
      <style:text-properties officeooo:rsid="00482730"/>
    </style:style>
    <style:style style:name="T4" style:family="text">
      <style:text-properties officeooo:rsid="004947e1"/>
    </style:style>
    <style:style style:name="T5" style:family="text">
      <style:text-properties officeooo:rsid="004c22a4"/>
    </style:style>
    <style:style style:name="T6" style:family="text">
      <style:text-properties officeooo:rsid="005170d1"/>
    </style:style>
    <style:style style:name="T7" style:family="text">
      <style:text-properties officeooo:rsid="0051983b"/>
    </style:style>
    <style:style style:name="T8" style:family="text">
      <style:text-properties officeooo:rsid="0063bf79"/>
    </style:style>
    <style:style style:name="T9" style:family="text">
      <style:text-properties officeooo:rsid="00666dd7"/>
    </style:style>
    <style:style style:name="T10" style:family="text">
      <style:text-properties officeooo:rsid="00681694"/>
    </style:style>
    <style:style style:name="T11" style:family="text">
      <style:text-properties officeooo:rsid="006bd464"/>
    </style:style>
    <style:style style:name="T12" style:family="text">
      <style:text-properties officeooo:rsid="0087bd55"/>
    </style:style>
    <style:style style:name="T13" style:family="text">
      <style:text-properties officeooo:rsid="008e291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a78ecf" style:font-weight-asian="bold" style:font-weight-complex="bold"/>
    </style:style>
    <style:style style:name="T16" style:family="text">
      <style:text-properties officeooo:rsid="00a78ecf"/>
    </style:style>
    <style:style style:name="T17" style:family="text">
      <style:text-properties style:text-position="sub 58%"/>
    </style:style>
    <style:style style:name="T18" style:family="text">
      <style:text-properties style:text-position="sub 58%" style:font-name="Liberation Serif"/>
    </style:style>
    <style:style style:name="T19" style:family="text">
      <style:text-properties style:text-position="sub 58%" style:font-name="Liberation Serif1"/>
    </style:style>
    <style:style style:name="T20" style:family="text">
      <style:text-properties style:text-position="0% 100%"/>
    </style:style>
    <style:style style:name="T21" style:family="text">
      <style:text-properties style:text-position="0% 100%" style:font-name="Liberation Serif1"/>
    </style:style>
    <style:style style:name="T22" style:family="text">
      <style:text-properties style:text-position="0% 100%" style:font-name="Liberation Serif1" officeooo:rsid="00ae89ca"/>
    </style:style>
    <style:style style:name="T23" style:family="text">
      <style:text-properties style:text-position="0% 100%" style:font-name="Liberation Serif1" fo:font-style="italic" style:font-style-asian="italic" style:font-style-complex="italic"/>
    </style:style>
    <style:style style:name="T24" style:family="text">
      <style:text-properties style:text-position="0% 100%" style:font-name="Liberation Serif1" officeooo:rsid="00d6c123"/>
    </style:style>
    <style:style style:name="T25" style:family="text">
      <style:text-properties style:text-position="0% 100%" style:font-name="Liberation Serif1" officeooo:rsid="00dcd1f2"/>
    </style:style>
    <style:style style:name="T26" style:family="text">
      <style:text-properties style:text-position="0% 100%" style:font-name="Liberation Serif1" officeooo:rsid="00df71c0"/>
    </style:style>
    <style:style style:name="T27" style:family="text">
      <style:text-properties style:text-position="0% 100%" style:font-name="Liberation Serif"/>
    </style:style>
    <style:style style:name="T28" style:family="text">
      <style:text-properties style:text-position="0% 100%" style:font-name="Liberation Serif" officeooo:rsid="00c0308e"/>
    </style:style>
    <style:style style:name="T29" style:family="text">
      <style:text-properties style:text-position="super 58%" style:font-name="Liberation Serif1"/>
    </style:style>
    <style:style style:name="T30" style:family="text">
      <style:text-properties officeooo:rsid="00d62e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Reinforcement Learning</text:p>
      <text:p text:style-name="P1"/>
      <text:p text:style-name="P9">Reingforcement learning (RL) is an area of machine learning concerned with how software agents ought to take actions in an environment in order to maximize the notion of cumulative reward.</text:p>
      <text:p text:style-name="P9"/>
      <text:p text:style-name="P10">OR SIMPLY <text:span text:style-name="T1">PUT</text:span>,</text:p>
      <text:p text:style-name="P10"/>
      <text:p text:style-name="P10">Reinforcement learning (RL) is teaching a software agent how to behave in an environment by telling it how good it’s doing.</text:p>
      <text:p text:style-name="P10"/>
      <text:p text:style-name="P10"/>
      <text:p text:style-name="P5">Deep Q Leaning</text:p>
      <text:p text:style-name="P3"/>
      <text:p text:style-name="P14">This approach extends reinforcement learning <text:span text:style-name="T2">by using a deep neural network to predect the actions.</text:span></text:p>
      <text:p text:style-name="P14"/>
      <text:p text:style-name="P14"/>
      <text:p text:style-name="P6">Game Structure</text:p>
      <text:p text:style-name="P14"/>
      <text:p text:style-name="P28">Take From Video.</text:p>
      <text:p text:style-name="P15"/>
      <text:p text:style-name="P15"/>
      <text:p text:style-name="P34">Reward Structure</text:p>
      <text:p text:style-name="P15"/>
      <text:list xml:id="list1344795370" text:style-name="L1">
        <text:list-item>
          <text:p text:style-name="P60">eat food<text:tab/>: <text:span text:style-name="T3">+10</text:span></text:p>
        </text:list-item>
        <text:list-item>
          <text:p text:style-name="P60">game over<text:tab/>: -<text:span text:style-name="T4">10</text:span></text:p>
        </text:list-item>
        <text:list-item>
          <text:p text:style-name="P60">else <text:tab/><text:tab/>: <text:span text:style-name="T5">0</text:span></text:p>
        </text:list-item>
      </text:list>
      <text:p text:style-name="P19"/>
      <text:p text:style-name="P19"/>
      <text:p text:style-name="P35">Action</text:p>
      <text:p text:style-name="P35"/>
      <text:p text:style-name="P12"><text:span text:style-name="T10">&gt;&gt;</text:span>This is dependent on the current direction of the snake.</text:p>
      <text:p text:style-name="P12"/>
      <text:list xml:id="list453738916" text:style-name="L2">
        <text:list-item>
          <text:p text:style-name="P64">[1,0,0]<text:tab/>: Straight </text:p>
        </text:list-item>
        <text:list-item>
          <text:p text:style-name="P64">[0,1,0]<text:tab/>: Right tur<text:span text:style-name="T6">n</text:span></text:p>
        </text:list-item>
        <text:list-item>
          <text:p text:style-name="P64">[0,0,1]<text:tab/>: <text:span text:style-name="T7">Left turn</text:span></text:p>
        </text:list-item>
      </text:list>
      <text:p text:style-name="P11"/>
      <text:p text:style-name="P36">States</text:p>
      <text:p text:style-name="P2"/>
      <text:p text:style-name="P27">Take <text:span text:style-name="T11">Image</text:span> From Video.</text:p>
      <text:p text:style-name="P13">&gt;&gt; 11 States describing the current environment.</text:p>
      <text:p text:style-name="P13"/>
      <text:p text:style-name="P29">[danger straight, danger right, danger left,</text:p>
      <text:p text:style-name="P30">direction left, <text:span text:style-name="T8">direction right, direction up, direction down,</text:span></text:p>
      <text:p text:style-name="P31"><text:span text:style-name="T9">food</text:span> left, <text:span text:style-name="T9">food</text:span><text:span text:style-name="T8"> right, </text:span><text:span text:style-name="T9">food</text:span><text:span text:style-name="T8"> up, </text:span><text:span text:style-name="T9">food</text:span><text:span text:style-name="T8"> down</text:span><text:span text:style-name="T9">]</text:span></text:p>
      <text:p text:style-name="P31"/>
      <text:p text:style-name="P16"/>
      <text:p text:style-name="P16"><text:soft-page-break/></text:p>
      <text:p text:style-name="P20"/>
      <text:p text:style-name="P7">Model Structure</text:p>
      <text:p text:style-name="P16"/>
      <text:p text:style-name="P26">Take <text:span text:style-name="T11">Image</text:span> From Video.</text:p>
      <text:p text:style-name="P17"/>
      <text:p text:style-name="P17"/>
      <text:p text:style-name="P21">Input Layer size : 11</text:p>
      <text:p text:style-name="P21">Hidden size : (any) acc. to me (2 * Input Layer size)</text:p>
      <text:p text:style-name="P22">Output Layer : 3 <text:s/>-&gt; Action</text:p>
      <text:p text:style-name="P23"/>
      <text:p text:style-name="P23">The 3 n<text:span text:style-name="T13">umbers</text:span> of output layer does’t need to be probability, <text:span text:style-name="T12">they can be raw n</text:span><text:span text:style-name="T13">umbers</text:span></text:p>
      <text:p text:style-name="P24">e.g. [5.0, 2.7, 0.1]</text:p>
      <text:p text:style-name="P25">Then we take the max : [1, 0, 0] -&gt; Action (straight)</text:p>
      <text:p text:style-name="P25"/>
      <text:p text:style-name="P8">(Deep) Q learning</text:p>
      <text:p text:style-name="P32"/>
      <text:p text:style-name="P33">Q value = Quality of action (This is what we want to improve)</text:p>
      <text:p text:style-name="P18"/>
      <text:list xml:id="list2495963968" text:style-name="L3">
        <text:list-item>
          <text:p text:style-name="P61">Init Q value (here, we initialize our model with some random parameters)</text:p>
        </text:list-item>
        <text:list-item>
          <text:p text:style-name="P65">Choose an action (model.predict(state)) (or random move) specially in the beginning, when we don’t know that much about the game. <text:s/><text:span text:style-name="T14">(Later, <text:s/>we have to the trade-off when we don’t want to call the random move anymore. This is also called the trade-off between the exploration and exploitation.)</text:span></text:p>
        </text:list-item>
        <text:list-item>
          <text:p text:style-name="P66">Perform the Action</text:p>
        </text:list-item>
        <text:list-item>
          <text:p text:style-name="P66">Measure the reward</text:p>
        </text:list-item>
        <text:list-item>
          <text:p text:style-name="P66">Update the Q Value (+ <text:span text:style-name="T16">T</text:span>rain <text:span text:style-name="T16">the M</text:span>odel)</text:p>
        </text:list-item>
        <text:list-item>
          <text:p text:style-name="P67">Repeat 2 to 5</text:p>
        </text:list-item>
      </text:list>
      <text:p text:style-name="P39"/>
      <text:p text:style-name="P40"/>
      <text:p text:style-name="P37">Train the Model</text:p>
      <text:p text:style-name="P30"/>
      <text:p text:style-name="P41">As always, to train the model, we need to have a loss function, which we need to optimize or minimize. Here it is the <text:span text:style-name="T14">BELLMAN EQUATION</text:span> : <text:span text:style-name="T15">Take Image from Video.</text:span></text:p>
      <text:p text:style-name="P41"/>
      <text:p text:style-name="P41"/>
      <text:p text:style-name="P38">Q Update Rule Simplified</text:p>
      <text:p text:style-name="P41"/>
      <text:p text:style-name="P43">Q = model.predict(state<text:span text:style-name="T17">0</text:span>)</text:p>
      <text:p text:style-name="P44">Q<text:span text:style-name="T17">new</text:span><text:span text:style-name="T20"> = R + </text:span><text:span text:style-name="T21">ɣ</text:span><text:span text:style-name="T27"> * MAX( Q(state</text:span><text:span text:style-name="T18">1</text:span><text:span text:style-name="T27">) )</text:span></text:p>
      <text:p text:style-name="P50"/>
      <text:p text:style-name="P45"><text:span text:style-name="T28">where,<text:tab/></text:span><text:span text:style-name="T27">R : Reward,<text:tab/></text:span><text:span text:style-name="T22">ɣ : </text:span><text:span text:style-name="T21">Gamma Value</text:span></text:p>
      <text:p text:style-name="P51"/>
      <text:p text:style-name="P46"><text:span text:style-name="T21">Loss Function: loss = (Q</text:span><text:span text:style-name="T19">new</text:span><text:span text:style-name="T21"> – Q)</text:span><text:span text:style-name="T29">2</text:span><text:span text:style-name="T21"> <text:s text:c="2"/># Mean Squred Error</text:span></text:p>
      <text:p text:style-name="P52"/>
      <text:p text:style-name="P52"/>
      <text:p text:style-name="P53"/>
      <text:p text:style-name="P53"/>
      <text:p text:style-name="P53"/>
      <text:p text:style-name="P53"/>
      <text:p text:style-name="P54"><text:soft-page-break/>Let’s Code</text:p>
      <text:p text:style-name="P52"/>
      <text:p text:style-name="P47"><text:span text:style-name="T21">Create a Virtual Environment (Conda or Virtualenv-&gt;</text:span><text:span text:style-name="T23">Preferred</text:span><text:span text:style-name="T21"> )</text:span></text:p>
      <text:p text:style-name="P42"/>
      <text:p text:style-name="P48">conda create -n pygame_env python=3.7</text:p>
      <text:p text:style-name="P49"><text:span text:style-name="T30">conda activate </text:span>pygame</text:p>
      <text:p text:style-name="P49"/>
      <text:p text:style-name="P55">Installing Libraries</text:p>
      <text:p text:style-name="P59"/>
      <text:list xml:id="list1842587638" text:style-name="L4">
        <text:list-item>
          <text:p text:style-name="P62"><text:span text:style-name="T24">p</text:span><text:span text:style-name="T21">ip install pygame</text:span></text:p>
        </text:list-item>
        <text:list-item>
          <text:p text:style-name="P63"><text:span text:style-name="T25">pip install torch torchvision</text:span><text:span text:style-name="T21"><text:tab/>## Go to pytorch.org (Cuda support, system </text:span><text:span text:style-name="T26">s</text:span><text:span text:style-name="T21">pecifications, </text:span><text:span text:style-name="T26">e</text:span><text:span text:style-name="T21">tc)</text:span></text:p>
        </text:list-item>
        <text:list-item>
          <text:p text:style-name="P68">pip install matplotlib ipython ## For plotting</text:p>
        </text:list-item>
      </text:list>
      <text:p text:style-name="P57"/>
      <text:p text:style-name="P57"/>
      <text:p text:style-name="P57"/>
      <text:p text:style-name="P58">PyGame Code</text:p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08:37:53.148056698</meta:creation-date>
    <meta:generator>LibreOffice/6.4.7.2$Linux_X86_64 LibreOffice_project/40$Build-2</meta:generator>
    <dc:date>2023-05-12T09:02:01.549906195</dc:date>
    <meta:editing-duration>PT1H17M11S</meta:editing-duration>
    <meta:editing-cycles>176</meta:editing-cycles>
    <meta:document-statistic meta:table-count="0" meta:image-count="0" meta:object-count="0" meta:page-count="3" meta:paragraph-count="55" meta:word-count="430" meta:character-count="2398" meta:non-whitespace-character-count="2029"/>
  </office:meta>
</office:document-meta>
</file>